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200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0896" calcext:value-type="float">
            <text:p>68.8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4488" calcext:value-type="float">
            <text:p>68.6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</text:p>
          </table:table-cell>
          <table:table-cell office:value-type="string" calcext:value-type="string">
            <text:p>NHP-MB-015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